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01cm" fo:margin-bottom="0.101cm" style:contextual-spacing="false"/>
    </style:style>
    <style:style style:name="P3"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P4" style:family="paragraph" style:parent-style-name="Standard">
      <style:paragraph-properties fo:margin-top="0.101cm" fo:margin-bottom="0.101cm" style:contextual-spacing="false"/>
      <style:text-properties officeooo:paragraph-rsid="000acb61"/>
    </style:style>
    <style:style style:name="P5" style:family="paragraph" style:parent-style-name="Standard">
      <style:paragraph-properties fo:margin-top="0.101cm" fo:margin-bottom="0.101cm" style:contextual-spacing="false" fo:text-align="center" style:justify-single-word="false"/>
      <style:text-properties officeooo:paragraph-rsid="000acb61"/>
    </style:style>
    <style:style style:name="P6" style:family="paragraph" style:parent-style-name="body">
      <style:text-properties officeooo:paragraph-rsid="001090b9"/>
    </style:style>
    <style:style style:name="P7" style:family="paragraph" style:parent-style-name="paragraph01">
      <style:text-properties officeooo:paragraph-rsid="000f1315"/>
    </style:style>
    <style:style style:name="P8" style:family="paragraph" style:parent-style-name="paragraph01">
      <style:text-properties officeooo:paragraph-rsid="000ff09e"/>
    </style:style>
    <style:style style:name="P9" style:family="paragraph" style:parent-style-name="paragraph01">
      <style:text-properties officeooo:paragraph-rsid="0015381c"/>
    </style:style>
    <style:style style:name="P10" style:family="paragraph" style:parent-style-name="paragraph01">
      <style:text-properties fo:font-style="italic" style:font-style-asian="italic" style:font-style-complex="italic"/>
    </style:style>
    <style:style style:name="P11" style:family="paragraph" style:parent-style-name="paragraph01">
      <style:text-properties officeooo:paragraph-rsid="00188ebb"/>
    </style:style>
    <style:style style:name="P12" style:family="paragraph" style:parent-style-name="paragraph01">
      <style:text-properties officeooo:paragraph-rsid="001a7297"/>
    </style:style>
    <style:style style:name="P13" style:family="paragraph" style:parent-style-name="body" style:list-style-name="L1"/>
    <style:style style:name="P14" style:family="paragraph" style:parent-style-name="body" style:list-style-name="L2"/>
    <style:style style:name="P15" style:family="paragraph" style:parent-style-name="body" style:list-style-name="L3">
      <style:text-properties officeooo:paragraph-rsid="001090b9"/>
    </style:style>
    <style:style style:name="P16" style:family="paragraph" style:parent-style-name="body" style:list-style-name="L3">
      <style:text-properties officeooo:paragraph-rsid="0014b991"/>
    </style:style>
    <style:style style:name="P17" style:family="paragraph" style:parent-style-name="body" style:list-style-name="L3">
      <style:text-properties officeooo:rsid="0014b991" officeooo:paragraph-rsid="0014b991"/>
    </style:style>
    <style:style style:name="P18" style:family="paragraph" style:parent-style-name="body" style:list-style-name="L4"/>
    <style:style style:name="P19" style:family="paragraph" style:parent-style-name="body" style:list-style-name="L5"/>
    <style:style style:name="P20" style:family="paragraph" style:parent-style-name="body" style:list-style-name="L6"/>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3" style:family="paragraph">
      <style:paragraph-properties fo:margin-top="0.101cm" fo:margin-bottom="0.101cm"/>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fo:font-weight="bold" officeooo:rsid="00208b3d" style:font-weight-asian="bold" style:font-weight-complex="bold"/>
    </style:style>
    <style:style style:name="T4" style:family="text">
      <style:text-properties officeooo:rsid="000acb61"/>
    </style:style>
    <style:style style:name="T5" style:family="text">
      <style:text-properties officeooo:rsid="000e7687"/>
    </style:style>
    <style:style style:name="T6" style:family="text">
      <style:text-properties officeooo:rsid="000f1315"/>
    </style:style>
    <style:style style:name="T7" style:family="text">
      <style:text-properties officeooo:rsid="000ff09e"/>
    </style:style>
    <style:style style:name="T8" style:family="text">
      <style:text-properties officeooo:rsid="0013149d"/>
    </style:style>
    <style:style style:name="T9" style:family="text">
      <style:text-properties officeooo:rsid="001c2a73"/>
    </style:style>
    <style:style style:name="T10" style:family="text">
      <style:text-properties officeooo:rsid="00202bd3"/>
    </style:style>
    <style:style style:name="T11" style:family="text">
      <style:text-properties fo:color="#ff9900" loext:opacity="100%" officeooo:rsid="00202bd3" fo:background-color="transparent" loext:char-shading-value="0"/>
    </style:style>
    <style:style style:name="T12" style:family="text">
      <style:text-properties officeooo:rsid="0020513b"/>
    </style:style>
    <style:style style:name="T13" style:family="text">
      <style:text-properties officeooo:rsid="00208b3d"/>
    </style:style>
    <style:style style:name="T1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text:span text:style-name="T3">spolku</text:span><text:line-break/>”<text:span text:style-name="T1">Krčín</text:span><text:span text:style-name="T13"> z.s.</text:span>”</text:p>
      <text:p text:style-name="clanek"><text:line-break/><text:span text:style-name="T2">čl. I<text:line-break/>Název a sídlo, působnost a charakter spolku</text:span></text:p>
      <text:p text:style-name="P1"/>
      <text:p text:style-name="P2">1) Název <text:span text:style-name="T13">spolku</text:span> je: ”<text:span text:style-name="T1">Krčín</text:span><text:span text:style-name="T13"> z.s.</text:span>” (dále jen ”<text:span text:style-name="T13">spolek</text:span>”); </text:p>
      <text:p text:style-name="P2">2) Sídlem spolek je ……………… — adresa:………………………… </text:p>
      <text:p text:style-name="paragraph01">3) Spolek působí na celém území České republiky, spolek se nečlení na organizační jednotky<text:span text:style-name="T6"> -</text:span> celé spolek je místně příslušnou organizační jednotkou<text:span text:style-name="T1">.</text:span></text:p>
      <text:p text:style-name="P2">4) Charakter spolku — spolek je občanské sdružení založené podle zákona č. 83/1990 Sb.<text:span text:style-name="T1"> Spolek je dobrovolnou organizací , v níž se sdružují zastánci ochrany přírody, krajiny a původního krajinného rázu.</text:span></text:p>
      <text:p text:style-name="P2"/>
      <text:p text:style-name="clanek">čl. II<text:line-break/>Cíle činnosti</text:p>
      <text:p text:style-name="P3"/>
      <text:p text:style-name="P4">Cíle spolku jsou: <text:line-break/>— ochrana přírody a krajiny, což je hlavním posláním spolku<text:line-break/>— ochrana životního<office:annotation><dc:creator>Unknown Author</dc:creator><dc:date>2020-10-01T20:27:11.023162773</dc:date><text:p><text:span text:style-name="T14">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14"><text:s/></text:span><text:span text:style-name="T14">Budete-li chtít, aby se sdružení mohlo účastnit správních řízení, musí mít v části stanov definujících jeho cíle </text:span><text:span text:style-name="T14"><text:line-break/></text:span><text:span text:style-name="T14">— jako hlavní poslání ochranu přírody a krajiny — pro správní řízení, jež se mohou dotýkat ochrany přírody a krajiny (viz § 70 zákona č. 114/1992 Sb. o ochraně přírody a krajiny).</text:span><text:span text:style-name="T14"><text:line-break/></text:span><text:span text:style-name="T14">—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line-break/>— ochrana památek, kulturních hodnot a krajinného rázu urbanizované i neurbanizované krajiny;<text:line-break/>— <text:span text:style-name="T4">budování přírodě blízkých krajinných prvků - například vodních nádrží, pastvin, sadů</text:span></text:p>
      <text:p text:style-name="P4">— <text:span text:style-name="T4"><text:s/>pořádání kulturních akcí</text:span><text:line-break/></text:p>
      <text:p text:style-name="clanek">čl. III <text:line-break/>(Náplň a) Formy činnosti</text:p>
      <text:p text:style-name="P5"/>
      <text:p text:style-name="P2">1) Náplň činnosti musí odpovídat cílům spolku.</text:p>
      <text:p text:style-name="P7">2) Hlavním formou dosahování cílů spolku je poskytování obecně prospěšných činností v oblastech ochrany životního prostředí<text:span text:style-name="T10"> a tvorby krajiny</text:span> , zejména:<office:annotation><dc:creator>Jiri Liska</dc:creator><dc:date>2020-10-01T16:26:13.797000000</dc:date><text:p text:style-name="P23"><text:span text:style-name="T14">(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office:annotation></text:p>
      <text:list xml:id="list2399624726" text:style-name="L1">
        <text:list-item>
          <text:p text:style-name="P13">praktická činnost členů ve spolupráci s orgány ochrany životního prostředí<text:span text:style-name="T10"> a </text:span><text:span text:style-name="T11">památkové péče</text:span></text:p>
        </text:list-item>
        <text:list-item>
          <text:p text:style-name="P13">kooperace s jinými sdruženími majícími za svůj hlavní cíl<text:span text:style-name="T5"> organizování společenských a kulturních akcí.</text:span></text:p>
        </text:list-item>
        <text:list-item>
          <text:p text:style-name="P13">účast při jednáních a řízeních s volenými i správními orgány;</text:p>
        </text:list-item>
        <text:list-item>
          <text:p text:style-name="P13">osvětová činnost.</text:p>
        </text:list-item>
      </text:list>
      <text:p text:style-name="P7">3) Další formy a konkretizaci činnosti stanoví členská schůze.</text:p>
      <text:p text:style-name="clanek">čl. IV<text:line-break/>Členství ve spolku</text:p>
      <text:p text:style-name="paragraph01"><text:soft-page-break/>1) Členem spolku může být jen fyzická osoba starší 18<text:span text:style-name="T6">ti</text:span> let</text:p>
      <text:p text:style-name="paragraph01">2) Přihlášku ke členství přijímá výbor spolku. Pro přijetí člena je potřeba souhlas <text:span text:style-name="T7">alespoň 3/4 členů spolku</text:span><text:span text:style-name="T7"><office:annotation><dc:creator>Unknown Author</dc:creator><dc:date>2020-10-01T19:47:43.672763194</dc:date><text:p text:style-name="P21"><text:span text:style-name="T14">Nebo členů výboru? Záleží na tom, jak moc se chceme rozrůstat… asi moc ne co? Takže člena přijímá členská schůze? ¾ účastníků členské schůze ? Jirka</text:span></text:p></office:annotation></text:span></text:p>
      <text:p text:style-name="paragraph01">3) Zakládajícím členem spolku je fyzická osoba, která se účastní činnosti přípravného výboru a proti jejímuž členství nebyly vzneseny odůvodněné námitky ze strany ostatních osob účastnících se činnosti přípravného výboru<office:annotation><dc:creator>Jiri Liska</dc:creator><dc:date>2020-10-01T16:42:38.188000000</dc:date><text:p text:style-name="P22"><text:span text:style-name="T14">nevím jestli tam tento odstavec potřebujeme, mám za to že asi spíš ne</text:span></text:p></office:annotation>.</text:p>
      <text:p text:style-name="P8">4) Členství zaniká </text:p>
      <text:list xml:id="list2398391793" text:style-name="L2">
        <text:list-item>
          <text:p text:style-name="P14">doručením písemného oznámení člena o vystoupení výboru spolku;</text:p>
        </text:list-item>
        <text:list-item>
          <text:p text:style-name="P14">rozhodnutím členské schůze o vyloučení;</text:p>
        </text:list-item>
        <text:list-item>
          <text:p text:style-name="P14">nezaplacením členských příspěvků ve dvou po sobě následujících letech;</text:p>
        </text:list-item>
        <text:list-item>
          <text:p text:style-name="P14">úmrtí<text:span text:style-name="T7">m</text:span> člena spolku </text:p>
        </text:list-item>
        <text:list-item>
          <text:p text:style-name="P14">zánikem spolku </text:p>
        </text:list-item>
      </text:list>
      <text:p text:style-name="paragraph01">5) Člen má právo<text:line-break/>účastnit se činnosti spolku a jeho orgánů a být o této činnosti informován;<text:line-break/>účastnit se členské schůze, volit orgány spolku a být do nich volen;<text:line-break/>předkládat návrhy, podněty a připomínky k činnosti spolku;<text:line-break/>podílet se na stanovování cílů a forem činnosti spolku;<text:line-break/></text:p>
      <text:p text:style-name="paragraph01">6) Člen má povinnost<text:line-break/>— dodržovat tyto stanovy, a jednat v souladu s cíly spolku<text:line-break/>— platit členské příspěvky<office:annotation><dc:creator>Jiri Liska</dc:creator><dc:date>2020-10-01T16:57:38.677000000</dc:date><text:p text:style-name="P22"><text:span text:style-name="T14">chceme příspěvky, nechceme příspěvky?</text:span></text:p></office:annotation></text:p>
      <text:p text:style-name="paragraph01">7) Z členství nevyplývá povinnost platit zápisné ani členské příspěvky (to však nemusí být psáno)/Členské příspěvky jsou stanoveny ve výši xx,–Kč./ Výši členských příspěvků stanoví členská schůze/ výbor spolku. (vyberte se co se líbí)<office:annotation><dc:creator>Jiri Liska</dc:creator><dc:date>2020-10-01T16:57:17.416000000</dc:date><text:p text:style-name="P22"><text:span text:style-name="T14">je třeba upravit podle příspěvků</text:span></text:p></office:annotation></text:p>
      <text:p text:style-name="clanek">čl. V<text:line-break/>Orgány spolku</text:p>
      <text:p text:style-name="P6">Orgány spolku jsou:</text:p>
      <text:list xml:id="list2232774797" text:style-name="L3">
        <text:list-item>
          <text:p text:style-name="P15">členská schůze</text:p>
        </text:list-item>
        <text:list-item>
          <text:p text:style-name="P16">výbor a předseda spolku<office:annotation><dc:creator>Unknown Author</dc:creator><dc:date>2020-10-01T19:55:34.821829596</dc:date><text:p text:style-name="P21"><text:span text:style-name="T14">Chceme dát předsedovi rozhodovací a výkonné pravomoci? Z hlediska jednání třeba s katastrem nebo podávání úředních podání je to praktické, ale i trochu nebezečné. Jirka</text:span></text:p></office:annotation></text:p>
        </text:list-item>
        <text:list-item>
          <text:p text:style-name="P17">revizor</text:p>
        </text:list-item>
      </text:list>
      <text:p text:style-name="clanek">čl. VI<text:line-break/>Členská schůze</text:p>
      <text:p text:style-name="paragraph01">1) Členská schůze je nejvyšším orgánem spolku; schází se nejméně jednou ročně;</text:p>
      <text:p text:style-name="paragraph01">2) Členskou schůzi svolává výbor spolku. Členská schůze je usnášeníschopná, je-li přítomna alespoň polovina členů spolku<office:annotation><dc:creator>Unknown Author</dc:creator><dc:date>2020-10-01T19:58:03.714258933</dc:date><text:p text:style-name="P21"><text:span text:style-name="T14">Ano, to bych udělal, po zkušenostech se včelaři. Může <text:s/>členská schůze rozhodovat per rollam, čili korespondenčně-po mailu, mobilu atd? Bylo by to praktické, ale nesmíme se rozhádat. Jirka</text:span></text:p></office:annotation>; nesejde-li se usnášeníschopná členská schůze, svolá výbor spolku nejpozději do jednoho měsíce (ale ne dříve než za 5 dnů…) náhradní členskou schůzi, tato je usnášeníschopná bez ohledu na počet přítomných členů<office:annotation><dc:creator>Unknown Author</dc:creator><dc:date>2020-10-01T19:59:59.693947295</dc:date><text:p text:style-name="P21"><text:span text:style-name="T14">Jo, ne? Asi je to blbost už. Ale zase v případě nějakého úplného rozkladu to dává těm zbylým možnost to celé alespoň zrušit. Jirka</text:span></text:p></office:annotation>. Členská schůze přijímá rozhodnutí hlasováním; <text:soft-page-break/>pro přijetí rozhodnutí je potřeba souhlas nadpoloviční většiny přítomných členů, pokud tyto stanovy neurčí jinak.</text:p>
      <text:p text:style-name="paragraph01">3) Členskou schůzi svolá výbor spolku také požá<text:span text:style-name="T8">dají-li o to alespoň 3 </text:span><text:s/>člen<text:span text:style-name="T8">ové</text:span> spolku a to ve lhůtě do jednoho měsíce, není-li v žádosti uvedena lhůta pozdější.</text:p>
      <text:p text:style-name="P9">4) Členská schůze</text:p>
      <text:list xml:id="list21671208" text:style-name="L4">
        <text:list-item>
          <text:p text:style-name="P18">schvaluje stanovy spolku a jejich změny, rozhoduje o zániku spolku; pro přijetí těchto rozhodnutí je potřeba 2/3 většiny všech členů spolku<office:annotation><dc:creator>Unknown Author</dc:creator><dc:date>2020-10-01T20:04:12.336785375</dc:date><text:p text:style-name="P21"><text:span text:style-name="T14">Nebo ¾ radši? Jirka</text:span></text:p></office:annotation></text:p>
        </text:list-item>
        <text:list-item>
          <text:p text:style-name="P18">volí výbor spolku a revizora</text:p>
        </text:list-item>
        <text:list-item>
          <text:p text:style-name="P18">schvaluje rozpočet, zprávu o činnosti, zprávu o hospodaření za minulé období a revizní zprávu;<text:line-break/></text:p>
        </text:list-item>
      </text:list>
      <text:list xml:id="list2640685252" text:style-name="L5">
        <text:list-item>
          <text:p text:style-name="P19">přijímá nové členy (je-li tím členství podmíněno) a rozhoduje o vyloučení člena;</text:p>
        </text:list-item>
        <text:list-item>
          <text:p text:style-name="P19">určuje formy a konkretizaci činnosti pro další období;</text:p>
        </text:list-item>
        <text:list-item>
          <text:p text:style-name="P19">stanovuje výši zápisného a členských příspěvků;</text:p>
          <text:p text:style-name="P19"/>
        </text:list-item>
      </text:list>
      <text:p text:style-name="clanek">čl. VII<text:line-break/>Výbor a předseda spolku, jednání jménem spolku</text:p>
      <text:p text:style-name="paragraph01">1) Výbor spolku je tříčlenný, jeho funkčním obdobím je jeden rok. Ze svého středu volí předsedu spolku (ten může být volen i přímo členskou schůzí). Činnost výboru spolku řídí předseda spolku, jeho hlas rozhoduje v případě rovnosti hlasů (to pro výbor o sudém počtu přítomných členů).<text:span text:style-name="T12"> Výbor je oprávněn hlasovat i formou "per rollam". </text:span></text:p>
      <text:p text:style-name="P12">2) Výbor spolku řídí spolek v období mezi členskými schůzemi. Schůze výboru spolku je volně přístupná členům spolku. Výbor spolku</text:p>
      <text:list xml:id="list630356711" text:style-name="L6">
        <text:list-item>
          <text:p text:style-name="P20">na nejbližší schůzi projedná věc, požádá-li o to člen spolku;</text:p>
        </text:list-item>
        <text:list-item>
          <text:p text:style-name="P20">připravuje zprávu o činnosti za minulé období, návrh rozpočtu na další období, případné změny stanov, návrh cílů další činnosti</text:p>
        </text:list-item>
      </text:list>
      <text:p text:style-name="P11">3) Předseda spolku je statutárním orgánem spolku; jménem spolku dále jednají výborem písemně pověření členové spolku. Tyto osoby jednají jménem spolku samostatně.<office:annotation><dc:creator>Unknown Author</dc:creator><dc:date>2020-10-01T20:15:53.935903390</dc:date><text:p><text:span text:style-name="T14"><text:s/></text:span><text:span text:style-name="T14">(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p text:style-name="clanek">čl. VIII<text:line-break/>Revizor spolku</text:p>
      <text:p text:style-name="paragraph01">1) Kontroluje činnost spolku, především jeho hospodaření a plnění rozhodnutí členské schůze; jeho funkčním obdobím je jeden rok;</text:p>
      <text:p text:style-name="paragraph01">2) Připravuje revizní zprávy a posudek návrhu výroční zprávu; tyto předkládá členské schůzi.</text:p>
      <text:p text:style-name="paragraph01"/>
      <text:p text:style-name="clanek"><text:line-break/>čl. IX<text:line-break/>Zásady hospodaření</text:p>
      <text:p text:style-name="paragraph01"><text:soft-page-break/><text:line-break/>1) Spolek je neziskovou organizací. Případné příjmy budou tvořit dary, dotace a granty a budou používány na činnost spolku. Dalšími příjmy mohou být příjmy z činnosti, která je v souladu s cíli spolku<text:span text:style-name="T9">. </text:span>Spolek může uzavřít smlouvu o spolupráci s právnickou osobou pro finanční zajištění svých aktivit<office:annotation><dc:creator>Unknown Author</dc:creator><dc:date>2020-10-01T20:20:32.577527400</dc:date><text:p text:style-name="P21"><text:span text:style-name="T14">Bylo by ale dobré toto nějak upravit, aby smlouvu nemohl uzavřít jen předseda. Jirka</text:span></text:p></office:annotation>.</text:p>
      <text:p text:style-name="paragraph01">2) Výdaje spolku jsou zaměřeny na uskutečňování cílů spolku v souladu s formami činností podle těchto stanov a rozpočtem spolku.</text:p>
      <text:p text:style-name="clanek">čl. X<text:line-break/>Okolnosti zániku spolku</text:p>
      <text:p text:style-name="paragraph01">V případě zániku bude případný zbylý majetek po likvidaci předán na základě rozhodnutí členské schůze neziskové právnické osobě, jejíž cíle jsou blízké cílům spolku<office:annotation><dc:creator>Unknown Author</dc:creator><dc:date>2020-10-01T20:22:13.134883576</dc:date><text:p text:style-name="P21"><text:span text:style-name="T14">Toto bych nějak upravil, třeba že členská schůze rozhodne o rozdělení majetku atd. Tuhle formulaci bych tam nenechával, přijde mi nebezpečná. Jirka</text:span></text:p></office:annotation>.</text:p>
      <text:p text:style-name="paragraph01"><text:line-break/><text:line-break/></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cm" fo:margin-right="0cm" fo:margin-top="0.199cm" fo:margin-bottom="0.199cm" style:contextual-spacing="false" fo:line-height="100%" fo:text-indent="0cm" style:auto-text-indent="false" style:page-number="auto">
        <style:tab-stops/>
      </style:paragraph-properties>
    </style:style>
    <style:style style:name="clanek"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iri Liska</meta:initial-creator>
    <meta:creation-date>2020-10-01T16:09:23.064000000</meta:creation-date>
    <dc:date>2020-10-02T09:45:11.007000000</dc:date>
    <meta:editing-duration>PT1H34M52S</meta:editing-duration>
    <meta:editing-cycles>26</meta:editing-cycles>
    <meta:generator>LibreOffice/7.0.1.2$Windows_X86_64 LibreOffice_project/7cbcfc562f6eb6708b5ff7d7397325de9e764452</meta:generator>
    <dc:creator>Jiri Liska</dc:creator>
    <meta:document-statistic meta:table-count="0" meta:image-count="0" meta:object-count="0" meta:page-count="4" meta:paragraph-count="62" meta:word-count="880" meta:character-count="5761" meta:non-whitespace-character-count="4935"/>
  </office:meta>
</office:document-meta>
</file>